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Прецеденты использования</text:h>
      <text:list text:style-name="L1">
        <text:list-item>
          <text:p>Пользователь входит на сайт</text:p>
        </text:list-item>
        <text:list-item>
          <text:p>Пользователь выбирает, войти ему как админу или простым пользователем</text:p>
        </text:list-item>
        <text:list-item>
          <text:p>Пользователь вошел как админ</text:p>
          <text:list>
            <text:list-item>
              <text:p>Админ выбирает, что редактировать</text:p>
            </text:list-item>
          </text:list>
        </text:list-item>
      </text:list>
      <text:list text:style-name="L2">
        <text:list-item>
          <text:list>
            <text:list-item>
              <text:p text:style-name="P1">состав художников</text:p>
            </text:list-item>
            <text:list-item>
              <text:p text:style-name="P1">музеи</text:p>
            </text:list-item>
            <text:list-item>
              <text:p text:style-name="P1">произведения искусства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>todo</text:p>
            </text:list-item>
          </text:list>
        </text:list-item>
        <text:list-item>
          <text:p>Пользователь вошел как простой пользователь</text:p>
          <text:list>
            <text:list-item>
              <text:p>Пользователь выбирает, просматривать ему</text:p>
            </text:list-item>
          </text:list>
        </text:list-item>
      </text:list>
      <text:list text:style-name="L3">
        <text:list-item>
          <text:list>
            <text:list-item>
              <text:p text:style-name="P2">галерею</text:p>
            </text:list-item>
            <text:list-item>
              <text:p text:style-name="P2">произведения конкретного художника</text:p>
            </text:list-item>
            <text:list-item>
              <text:p text:style-name="P2">искать произведения по ключевым словам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>Пользователь выбрал просмотр галереи. </text:p>
              <text:list>
                <text:list-item>
                  <text:p>Ему предлагается выбрать галерею для просмотра</text:p>
                </text:list-item>
                <text:list-item>
                  <text:p>Пользователь видит эскизы произведений с подписями к ним. Они сгруппированы по авторам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ыбрал произведения одного художника</text:p>
              <text:list>
                <text:list-item>
                  <text:p>Ему предлагается выбрать художника</text:p>
                </text:list-item>
                <text:list-item>
                  <text:p>Пользователь видит эскизы произведений этого художника с подисями к ним и указанием галереи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вел ключевое слово в форму поиска</text:p>
              <text:list>
                <text:list-item>
                  <text:p>Пользователь видит все эскизы, в атрибутах которых есть это слово с подисями к ним и указанием галереи. Они сгруппированы по авторам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</text:list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date>2008-04-15T23:39:23</dc:date>
    <meta:editing-cycles>21</meta:editing-cycles>
    <meta:editing-duration>PT16M8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29" meta:word-count="155" meta:character-count="1173"/>
  </office:meta>
</office:document-meta>
</file>